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6pt" fo:font-weight="bold" style:font-name-asian="Liberation Serif" style:font-size-asian="16pt" style:font-weight-asian="bold" style:font-size-complex="16pt" style:font-weight-complex="bold"/>
    </style:style>
    <style:style style:name="P2" style:family="paragraph" style:parent-style-name="Heading_20_2">
      <style:text-properties style:font-name="Liberation Serif" fo:font-size="16pt" fo:font-weight="bold" officeooo:paragraph-rsid="0016da94" style:font-name-asian="Liberation Serif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Liberation Serif" fo:font-size="16pt" fo:font-weight="bold" officeooo:rsid="0016da94" officeooo:paragraph-rsid="0016da94" style:font-name-asian="Liberation Serif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Liberation Serif" fo:font-size="16pt" fo:font-weight="bold" officeooo:rsid="0016da94" officeooo:paragraph-rsid="001cb619" style:font-name-asian="Liberation Serif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Liberation Serif" fo:font-size="16pt" fo:font-weight="bold" officeooo:rsid="00176170" officeooo:paragraph-rsid="00176170" style:font-name-asian="Liberation Serif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Liberation Serif" fo:font-size="16pt" fo:font-weight="bold" officeooo:rsid="00176170" officeooo:paragraph-rsid="001cb619" style:font-name-asian="Liberation Serif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Liberation Serif" fo:font-size="16pt" fo:font-weight="bold" officeooo:rsid="00176170" officeooo:paragraph-rsid="001f8b38" style:font-name-asian="Liberation Serif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Liberation Serif" fo:font-size="16pt" fo:font-weight="bold" officeooo:rsid="001cb619" officeooo:paragraph-rsid="001cb619" style:font-name-asian="Liberation Serif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Liberation Serif" fo:font-size="16pt" fo:font-weight="bold" officeooo:rsid="001cb619" officeooo:paragraph-rsid="001e1f61" style:font-name-asian="Liberation Serif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Liberation Serif" fo:font-size="16pt" fo:font-weight="bold" officeooo:rsid="001f8b38" officeooo:paragraph-rsid="001f8b38" style:font-name-asian="Liberation Serif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Liberation Serif" fo:font-size="16pt" fo:font-weight="bold" officeooo:rsid="0021299e" officeooo:paragraph-rsid="0021299e" style:font-name-asian="Liberation Serif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Liberation Serif" fo:font-size="16pt" fo:font-weight="bold" officeooo:rsid="001a671a" officeooo:paragraph-rsid="001a671a" style:font-name-asian="Liberation Serif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Liberation Serif" fo:font-size="16pt" fo:font-weight="bold" officeooo:rsid="001be074" officeooo:paragraph-rsid="001be074" style:font-name-asian="Liberation Serif" style:font-size-asian="16pt" style:font-weight-asian="bold" style:font-size-complex="16pt" style:font-weight-complex="bold"/>
    </style:style>
    <style:style style:name="P14" style:family="paragraph" style:parent-style-name="Standard">
      <style:text-properties style:font-name="Liberation Serif" fo:font-size="16pt" fo:font-weight="bold" officeooo:rsid="00212d7e" officeooo:paragraph-rsid="00212d7e" style:font-name-asian="Liberation Serif" style:font-size-asian="16pt" style:font-weight-asian="bold" style:font-size-complex="16pt" style:font-weight-complex="bold"/>
    </style:style>
    <style:style style:name="P15" style:family="paragraph" style:parent-style-name="Standard">
      <style:text-properties style:font-name="Liberation Serif" fo:font-size="16pt" fo:font-weight="normal" officeooo:rsid="0022aa72" officeooo:paragraph-rsid="0022aa72" style:font-name-asian="Liberation Serif" style:font-size-asian="16pt" style:font-weight-asian="normal" style:font-size-complex="16pt" style:font-weight-complex="normal"/>
    </style:style>
    <style:style style:name="P16" style:family="paragraph" style:parent-style-name="Standard">
      <style:text-properties style:font-name="Liberation Serif" fo:font-size="16pt" fo:font-weight="normal" officeooo:rsid="001f8b38" officeooo:paragraph-rsid="001f8b38" style:font-name-asian="Liberation Serif" style:font-size-asian="16pt" style:font-weight-asian="normal" style:font-size-complex="16pt" style:font-weight-complex="normal"/>
    </style:style>
    <style:style style:name="P17" style:family="paragraph" style:parent-style-name="Standard">
      <style:text-properties style:font-name="Liberation Serif" fo:font-size="16pt" fo:font-weight="normal" officeooo:rsid="0023cd26" officeooo:paragraph-rsid="0023cd26" style:font-name-asian="Liberation Serif" style:font-size-asian="16pt" style:font-weight-asian="normal" style:font-size-complex="16pt" style:font-weight-complex="normal"/>
    </style:style>
    <style:style style:name="P18" style:family="paragraph" style:parent-style-name="Standard">
      <style:text-properties style:font-name="Liberation Serif" fo:font-size="16pt" fo:font-weight="normal" officeooo:rsid="00246882" officeooo:paragraph-rsid="00246882" style:font-name-asian="Liberation Serif" style:font-size-asian="16pt" style:font-weight-asian="normal" style:font-size-complex="16pt" style:font-weight-complex="normal"/>
    </style:style>
    <style:style style:name="P19" style:family="paragraph" style:parent-style-name="Standard">
      <style:text-properties style:font-name="Liberation Serif" fo:font-size="16pt" fo:font-weight="normal" officeooo:rsid="0025f191" officeooo:paragraph-rsid="0025f191" style:font-name-asian="Liberation Serif" style:font-size-asian="16pt" style:font-weight-asian="normal" style:font-size-complex="16pt" style:font-weight-complex="normal"/>
    </style:style>
    <style:style style:name="P20" style:family="paragraph" style:parent-style-name="Standard">
      <style:text-properties style:font-name="Liberation Serif" officeooo:rsid="00176170" officeooo:paragraph-rsid="001a671a" style:font-name-asian="Liberation Serif"/>
    </style:style>
    <style:style style:name="P21" style:family="paragraph" style:parent-style-name="Standard">
      <style:text-properties style:font-name="Liberation Serif" officeooo:rsid="001a671a" officeooo:paragraph-rsid="001a671a" style:font-name-asian="Liberation Serif"/>
    </style:style>
    <style:style style:name="P22" style:family="paragraph" style:parent-style-name="Standard">
      <style:text-properties officeooo:paragraph-rsid="001b1ccd"/>
    </style:style>
    <style:style style:name="P23" style:family="paragraph" style:parent-style-name="Standard">
      <style:text-properties officeooo:rsid="001be074" officeooo:paragraph-rsid="001be074"/>
    </style:style>
    <style:style style:name="P24" style:family="paragraph" style:parent-style-name="Standard">
      <style:text-properties officeooo:paragraph-rsid="001cb619"/>
    </style:style>
    <style:style style:name="P25" style:family="paragraph" style:parent-style-name="Standard">
      <style:text-properties officeooo:rsid="001cb619" officeooo:paragraph-rsid="001cb619"/>
    </style:style>
    <style:style style:name="P26" style:family="paragraph" style:parent-style-name="Standard">
      <style:text-properties fo:font-variant="normal" fo:text-transform="none" fo:color="#000000" style:font-name="Liberation Mono" fo:font-size="16pt" fo:letter-spacing="normal" fo:font-style="normal" fo:font-weight="normal" officeooo:paragraph-rsid="0023cd26" style:font-size-asian="16pt" style:font-weight-asian="normal" style:font-size-complex="16pt" style:font-weight-complex="normal"/>
    </style:style>
    <style:style style:name="P27" style:family="paragraph" style:parent-style-name="Standard">
      <style:text-properties style:text-position="sub 58%" style:font-name="Liberation Serif" fo:font-size="16pt" fo:font-weight="normal" officeooo:rsid="0019549e" officeooo:paragraph-rsid="00176170" style:font-name-asian="Liberation Serif" style:font-size-asian="16pt" style:font-weight-asian="normal" style:font-size-complex="16pt" style:font-weight-complex="normal"/>
    </style:style>
    <style:style style:name="P28" style:family="paragraph" style:parent-style-name="Standard">
      <style:text-properties style:text-position="sub 58%" style:font-name="Liberation Serif" fo:font-size="16pt" fo:font-weight="bold" officeooo:rsid="0019549e" officeooo:paragraph-rsid="00176170" style:font-size-asian="16pt" style:font-weight-asian="bold" style:font-size-complex="16pt" style:font-weight-complex="bold"/>
    </style:style>
    <style:style style:name="P29" style:family="paragraph" style:parent-style-name="Standard">
      <style:text-properties style:font-name="Liberation Serif" fo:font-size="16pt" fo:font-weight="normal" officeooo:rsid="001a671a" officeooo:paragraph-rsid="001cb619" style:font-name-asian="Liberation Serif" style:font-size-asian="16pt" style:font-weight-asian="normal" style:font-size-complex="16pt" style:font-weight-complex="normal"/>
    </style:style>
    <style:style style:name="P30" style:family="paragraph" style:parent-style-name="Standard">
      <style:text-properties style:font-name="Liberation Serif" fo:font-size="16pt" fo:font-weight="normal" officeooo:rsid="001cb619" officeooo:paragraph-rsid="001cb619" style:font-name-asian="Liberation Serif" style:font-size-asian="16pt" style:font-weight-asian="normal" style:font-size-complex="16pt" style:font-weight-complex="normal"/>
    </style:style>
    <style:style style:name="P31" style:family="paragraph" style:parent-style-name="Standard">
      <style:text-properties style:text-position="0% 100%" style:font-name="Liberation Serif" fo:font-size="16pt" fo:font-weight="bold" officeooo:rsid="001a671a" officeooo:paragraph-rsid="001a671a" style:font-size-asian="16pt" style:font-weight-asian="bold" style:font-size-complex="16pt" style:font-weight-complex="bold"/>
    </style:style>
    <style:style style:name="T1" style:family="text">
      <style:text-properties officeooo:rsid="0016da94"/>
    </style:style>
    <style:style style:name="T2" style:family="text">
      <style:text-properties officeooo:rsid="00176170"/>
    </style:style>
    <style:style style:name="T3" style:family="text">
      <style:text-properties style:text-position="sub 58%" fo:font-size="16pt" fo:font-weight="bold" style:font-size-asian="16pt" style:font-weight-asian="bold" style:font-size-complex="16pt" style:font-weight-complex="bold"/>
    </style:style>
    <style:style style:name="T4" style:family="text">
      <style:text-properties style:text-position="sub 58%" fo:font-size="16pt" fo:font-weight="bold" officeooo:rsid="0019549e" style:font-size-asian="16pt" style:font-weight-asian="bold" style:font-size-complex="16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1a671a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1a7121" style:font-size-asian="16pt" style:font-weight-asian="bold" style:font-size-complex="16pt" style:font-weight-complex="bold"/>
    </style:style>
    <style:style style:name="T8" style:family="text">
      <style:text-properties officeooo:rsid="001a671a"/>
    </style:style>
    <style:style style:name="T9" style:family="text">
      <style:text-properties officeooo:rsid="0016da94" style:font-name-complex="Lohit Devanagari"/>
    </style:style>
    <style:style style:name="T10" style:family="text">
      <style:text-properties officeooo:rsid="002774b8" style:font-name-complex="Lohit Devanagari"/>
    </style:style>
    <style:style style:name="T11" style:family="text">
      <style:text-properties style:font-name="Liberation Serif" fo:font-size="16pt" fo:font-weight="bold" style:font-name-asian="Liberation Serif" style:font-size-asian="16pt" style:font-weight-asian="bold" style:font-size-complex="16pt" style:font-weight-complex="bold"/>
    </style:style>
    <style:style style:name="T12" style:family="text">
      <style:text-properties style:font-name="Liberation Serif" fo:font-size="16pt" fo:font-weight="bold" officeooo:rsid="001b1ccd" style:font-name-asian="Liberation Serif" style:font-size-asian="16pt" style:font-weight-asian="bold" style:font-size-complex="16pt" style:font-weight-complex="bold"/>
    </style:style>
    <style:style style:name="T13" style:family="text">
      <style:text-properties style:font-name="Liberation Serif" fo:font-size="16pt" fo:font-weight="bold" officeooo:rsid="001be074" style:font-name-asian="Liberation Serif" style:font-size-asian="16pt" style:font-weight-asian="bold" style:font-size-complex="16pt" style:font-weight-complex="bold"/>
    </style:style>
    <style:style style:name="T14" style:family="text">
      <style:text-properties style:font-name="Liberation Serif" fo:font-size="16pt" fo:font-weight="bold" officeooo:rsid="001a671a" style:font-name-asian="Liberation Serif" style:font-size-asian="16pt" style:font-weight-asian="bold" style:font-size-complex="16pt" style:font-weight-complex="bold"/>
    </style:style>
    <style:style style:name="T15" style:family="text">
      <style:text-properties style:font-name="Liberation Serif" fo:font-size="16pt" fo:font-weight="bold" officeooo:rsid="001cb619" style:font-name-asian="Liberation Serif" style:font-size-asian="16pt" style:font-weight-asian="bold" style:font-size-complex="16pt" style:font-weight-complex="bold"/>
    </style:style>
    <style:style style:name="T16" style:family="text">
      <style:text-properties style:font-name="Liberation Serif" fo:font-size="16pt" fo:font-weight="bold" officeooo:rsid="001e1f61" style:font-name-asian="Liberation Serif" style:font-size-asian="16pt" style:font-weight-asian="bold" style:font-size-complex="16pt" style:font-weight-complex="bold"/>
    </style:style>
    <style:style style:name="T17" style:family="text">
      <style:text-properties style:font-name="Liberation Serif" fo:font-size="16pt" fo:font-weight="bold" officeooo:rsid="00176170" style:font-name-asian="Liberation Serif" style:font-size-asian="16pt" style:font-weight-asian="bold" style:font-size-complex="16pt" style:font-weight-complex="bold"/>
    </style:style>
    <style:style style:name="T18" style:family="text">
      <style:text-properties officeooo:rsid="001cb619"/>
    </style:style>
    <style:style style:name="T19" style:family="text">
      <style:text-properties officeooo:rsid="001e1f61"/>
    </style:style>
    <style:style style:name="T20" style:family="text">
      <style:text-properties officeooo:rsid="001f8b38"/>
    </style:style>
    <style:style style:name="T21" style:family="text">
      <style:text-properties officeooo:rsid="0025f191"/>
    </style:style>
    <style:style style:name="T22" style:family="text">
      <style:text-properties officeooo:rsid="002774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.E. = 1eV = 1.6×10−19 J<text:line-break/>Mass of electron, m=9.1×10−31㎏<text:line-break/>K.E.= <text:span text:style-name="T1">(½) </text:span>m v<text:span text:style-name="T1">^</text:span>2<text:line-break/>v = <text:span text:style-name="T1">(</text:span>2 K.E. / <text:span text:style-name="T1">m ) ^ (½) </text:span></text:p>
      <text:h text:style-name="P2" text:outline-level="2"><text:span text:style-name="T10">=</text:span><text:span text:style-name="T9"> {</text:span> <text:span text:style-name="T1">(2 * </text:span>2×1.6×10−19<text:span text:style-name="T1">)</text:span> / <text:span text:style-name="T1">(</text:span>9.1×10−31<text:span text:style-name="T1">) } ^ (½) </text:span></text:h>
      <text:h text:style-name="P2" text:outline-level="2"><text:span text:style-name="T22">= </text:span>5.92×10<text:span text:style-name="T1">^</text:span>5 <text:span text:style-name="T1">[</text:span>m/s<text:span text:style-name="T1">]</text:span></text:h>
      <text:p text:style-name="P3">--------------------------------------------</text:p>
      <text:p text:style-name="P4">--------------------------------------------</text:p>
      <text:p text:style-name="P5">If the speed of electron is 0.992 C, what is the kinetic Energy?</text:p>
      <text:p text:style-name="P20"><text:span text:style-name="T5">KE</text:span><text:span text:style-name="T3">(rel</text:span><text:span text:style-name="T4">)</text:span><text:span text:style-name="T5"> = (gamma – 1) m c^2 </text:span><text:span text:style-name="T6">= { ( 1 / 1 – (v/c)^2 )^(½) } <text:s/></text:span><text:span text:style-name="T5">m c^2</text:span></text:p>
      <text:p text:style-name="P12">{ 1 / (1 – (0.992 c/c)^2 ) ^ ½) <text:s/>} (9.11 * 10^-31 [kg]) ( 3.00*10^8 m/s)^2</text:p>
      <text:p text:style-name="P21"><text:span text:style-name="T5">( </text:span><text:span text:style-name="T7">6</text:span><text:span text:style-name="T5">.9216) (9.11 * 10^-31 [kg]) ( 3.00*10^8 m/s)^2</text:span></text:p>
      <text:p text:style-name="P22"><text:span text:style-name="T12">5.67 </text:span><text:span text:style-name="T13">e</text:span><text:span text:style-name="T12">-13 [j]</text:span></text:p>
      <text:p text:style-name="P13">5.67 e-13 * 6.242 e+12 [MeV]</text:p>
      <text:p text:style-name="P23"><text:span text:style-name="T13">3.</text:span><text:span text:style-name="T11">5423 [Mev]</text:span></text:p>
      <text:p text:style-name="P4">--------------------------------------------</text:p>
      <text:p text:style-name="P4">--------------------------------------------</text:p>
      <text:p text:style-name="P8">KE energy of electron is 1.02 MeV and electron m c^2 = 0.51 MeV</text:p>
      <text:p text:style-name="P8">KE = <text:span text:style-name="T2">(gamma – 1) m c^2 </text:span>= 1.02 MeV</text:p>
      <text:p text:style-name="P8">gamma -1 = (1.02) / (0.51) = 2</text:p>
      <text:p text:style-name="P8">gamma = 3 </text:p>
      <text:p text:style-name="P6"><text:span text:style-name="T8">{ ( 1 / 1 – (v/c)^2 )^(½) } </text:span><text:span text:style-name="T18">= 3</text:span></text:p>
      <text:p text:style-name="P24"><text:span text:style-name="T14"><text:s/>( 1 / 1 – (v/c)^2 ) </text:span><text:span text:style-name="T15">= 9</text:span></text:p>
      <text:p text:style-name="P25"><text:span text:style-name="T11">(1/9) = </text:span><text:span text:style-name="T14">1 – (v/c)^2 </text:span></text:p>
      <text:p text:style-name="P25"><text:span text:style-name="T14">(v/c)^2 <text:s/></text:span><text:span text:style-name="T11">= 1 – 1/9</text:span></text:p>
      <text:p text:style-name="P8">v/c = 0.9428</text:p>
      <text:p text:style-name="P4">--------------------------------------------</text:p>
      <text:p text:style-name="P4">--------------------------------------------</text:p>
      <text:p text:style-name="P24"><text:span text:style-name="T15">KE energy of Proton is 5000 MeV and proton m c^2 = </text:span><text:span text:style-name="T16">938.272</text:span><text:span text:style-name="T15"> MeV</text:span></text:p>
      <text:p text:style-name="P24"><text:span text:style-name="T15">KE = </text:span><text:span text:style-name="T17">(gamma – 1) m c^2 </text:span><text:span text:style-name="T15">= </text:span><text:span text:style-name="T16">5000</text:span><text:span text:style-name="T15"> MeV</text:span></text:p>
      <text:p text:style-name="P9">gamma -1 = (<text:span text:style-name="T19">5000</text:span>) / (<text:span text:style-name="T19">938.272</text:span>) = <text:span text:style-name="T19">5.3269</text:span></text:p>
      <text:p text:style-name="P9">gamma <text:span text:style-name="T19">= 6.3269</text:span></text:p>
      <text:p text:style-name="P7"><text:span text:style-name="T8">{ ( 1 / 1 – (v/c)^2 )^(½) } </text:span><text:span text:style-name="T20">= </text:span><text:span text:style-name="T19">6.3269</text:span></text:p>
      <text:p text:style-name="P7"><text:span text:style-name="T8">( 1 / 1 – (v/c)^2 ) </text:span><text:span text:style-name="T20">= 40.0555</text:span></text:p>
      <text:p text:style-name="P7"><text:soft-page-break/><text:span text:style-name="T8">1 – (v/c)^2 </text:span><text:span text:style-name="T20">= 1/40.0555</text:span></text:p>
      <text:p text:style-name="P10"><text:span text:style-name="T8">(v/c)^2 </text:span>= 1-1/40.0555 = 0.9750</text:p>
      <text:p text:style-name="P10">beta = v/c = 0.9874</text:p>
      <text:p text:style-name="P11">cos(theta) = 1 / (n*beta) where theta is emission angle and n is fraction.</text:p>
      <text:p text:style-name="P11">cos(theta) = 1 / (1.33 * 0.9874) = 0.7614 </text:p>
      <text:p text:style-name="P11">theta = arccos(0.7614) = 0.7053 radian </text:p>
      <text:p text:style-name="P11">(0.7053 rad)(180 / 3.14 rad) = 40.4268 [deg]</text:p>
      <text:p text:style-name="P11"/>
      <text:p text:style-name="P14">cos (theta) = 6.7 [cm] / 9 [cm] = 0.7444</text:p>
      <text:p text:style-name="P14">arccos(theta) = 41.88 Deg</text:p>
      <text:p text:style-name="P14"/>
      <text:p text:style-name="P14">(41.88-40.42)/41.88 = 0.0350 percent margin of error.</text:p>
      <text:p text:style-name="P14"/>
      <text:p text:style-name="P14"/>
      <text:p text:style-name="P15">Event: The word event has contextual meaning. <text:s/>For example it could be used in a collision event indicting collision between two particles. <text:s/>In Geant4 it is G4Event class representing an ANSI C structure containing inputs and outputs of a simulated event. <text:s/>The G4Event structure has information about the primary vertexes and primary particles, trajectories, hit collisions and digits collections. </text:p>
      <text:p text:style-name="P16"/>
      <text:p text:style-name="P17">Results in Monte Carlo calculation is obtained by adding up contributions to the ‘scores’ or ‘tally’ of a detector. <text:s/>A detector is the Monte Carlo equivalent of a measurement instrument. <text:s/>Each estimator or detector type is designed to estimate one radiometric quantities. <text:s/>The final score is the statistical estimation of the average or mean value of corresponding population. <text:s/>Similar to an experimental measurements, it is possible to calculate standard deviation, mean, distribution shape.</text:p>
      <text:p text:style-name="P26"/>
      <text:p text:style-name="P18">Particle track is the path a particle travels in a sensitive region of a detector. <text:s/><text:span text:style-name="T21">G4Track keep current information of the particle like energy, momentum, position, time. <text:s/>Note the G4Track keeps information at the beginning of the step. <text:s/></text:span></text:p>
      <text:p text:style-name="P18"/>
      <text:p text:style-name="P19"><text:soft-page-break/>G4Step stores the transient information of a step like the pre-step point and post-step point. <text:s/>G4Step stores the change in track properties between these two points. <text:s/></text:p>
      <text:p text:style-name="P29"/>
      <text:p text:style-name="P30">A hit in Geant4 is the snaphost of the physical interaction of a</text:p>
      <text:p text:style-name="P30">track in the sensitive region of a detector. <text:s text:c="2"/>This object can </text:p>
      <text:p text:style-name="P30">store information (members) associated with a G4Step object. <text:s/>These </text:p>
      <text:p text:style-name="P30">member(s) could be:</text:p>
      <text:p text:style-name="P30">- the position and time of the step,</text:p>
      <text:p text:style-name="P30">- the momentum and energy of the track,</text:p>
      <text:p text:style-name="P30">- the energy deposition of the step,</text:p>
      <text:p text:style-name="P30">- the geometrical information,</text:p>
      <text:p text:style-name="P27"/>
      <text:p text:style-name="P28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4T20:36:22.468631216</meta:creation-date>
    <dc:date>2023-03-15T21:38:29.064127400</dc:date>
    <meta:editing-duration>PT41M19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3" meta:paragraph-count="53" meta:word-count="569" meta:character-count="3219" meta:non-whitespace-character-count="2675"/>
  </office:meta>
</office:document-meta>
</file>